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cae" officeooo:paragraph-rsid="00184cae"/>
    </style:style>
    <style:style style:name="P2" style:family="paragraph" style:parent-style-name="Standard">
      <style:text-properties officeooo:rsid="00196765" officeooo:paragraph-rsid="00196765"/>
    </style:style>
    <style:style style:name="P3" style:family="paragraph" style:parent-style-name="Standard">
      <style:text-properties officeooo:rsid="00196765" officeooo:paragraph-rsid="001a3cb2"/>
    </style:style>
    <style:style style:name="P4" style:family="paragraph" style:parent-style-name="Standard">
      <style:text-properties officeooo:rsid="001a3cb2" officeooo:paragraph-rsid="001a3cb2"/>
    </style:style>
    <style:style style:name="P5" style:family="paragraph" style:parent-style-name="Standard">
      <style:text-properties officeooo:rsid="001b1ae5" officeooo:paragraph-rsid="001b1ae5"/>
    </style:style>
    <style:style style:name="P6" style:family="paragraph" style:parent-style-name="Standard">
      <style:text-properties officeooo:rsid="001c15ef" officeooo:paragraph-rsid="001c15ef"/>
    </style:style>
    <style:style style:name="P7" style:family="paragraph" style:parent-style-name="Standard">
      <style:text-properties officeooo:rsid="001c15ef" officeooo:paragraph-rsid="001c7570"/>
    </style:style>
    <style:style style:name="P8" style:family="paragraph" style:parent-style-name="Standard">
      <style:text-properties officeooo:rsid="001c7570" officeooo:paragraph-rsid="001c7570"/>
    </style:style>
    <style:style style:name="P9" style:family="paragraph" style:parent-style-name="Standard">
      <style:text-properties style:use-window-font-color="true" officeooo:rsid="001c7570" officeooo:paragraph-rsid="001c7570" fo:background-color="transparent"/>
    </style:style>
    <style:style style:name="P10" style:family="paragraph" style:parent-style-name="Standard">
      <style:text-properties style:use-window-font-color="true" officeooo:rsid="001c15ef" officeooo:paragraph-rsid="001c15ef" fo:background-color="transparent"/>
    </style:style>
    <style:style style:name="P11" style:family="paragraph" style:parent-style-name="Standard">
      <style:text-properties style:use-window-font-color="true" officeooo:rsid="001cd0c1" officeooo:paragraph-rsid="001cd0c1" fo:background-color="transparent"/>
    </style:style>
    <style:style style:name="P12" style:family="paragraph" style:parent-style-name="Standard">
      <style:text-properties style:use-window-font-color="true" officeooo:rsid="00184cae" officeooo:paragraph-rsid="00184cae" fo:background-color="transparent"/>
    </style:style>
    <style:style style:name="P13" style:family="paragraph" style:parent-style-name="Standard">
      <style:text-properties style:use-window-font-color="true" officeooo:rsid="001d18bc" officeooo:paragraph-rsid="001d18bc" fo:background-color="transparent"/>
    </style:style>
    <style:style style:name="P14" style:family="paragraph" style:parent-style-name="Standard">
      <style:text-properties style:use-window-font-color="true" officeooo:rsid="001f1062" officeooo:paragraph-rsid="001f1062" fo:background-color="transparent"/>
    </style:style>
    <style:style style:name="P15" style:family="paragraph" style:parent-style-name="Standard">
      <style:text-properties style:use-window-font-color="true" officeooo:rsid="00201bb2" officeooo:paragraph-rsid="00201bb2" fo:background-color="transparent"/>
    </style:style>
    <style:style style:name="P16" style:family="paragraph" style:parent-style-name="Standard">
      <style:text-properties style:use-window-font-color="true" officeooo:rsid="0021bcb9" officeooo:paragraph-rsid="0021bcb9" fo:background-color="transparent"/>
    </style:style>
    <style:style style:name="P17" style:family="paragraph" style:parent-style-name="Standard">
      <style:text-properties style:use-window-font-color="true" officeooo:rsid="00227e99" officeooo:paragraph-rsid="00227e99" fo:background-color="transparent"/>
    </style:style>
    <style:style style:name="P18" style:family="paragraph" style:parent-style-name="Standard">
      <style:text-properties style:use-window-font-color="true" officeooo:rsid="002384c6" officeooo:paragraph-rsid="002384c6" fo:background-color="transparent"/>
    </style:style>
    <style:style style:name="P19" style:family="paragraph" style:parent-style-name="Standard">
      <style:text-properties style:use-window-font-color="true" officeooo:rsid="00247a81" officeooo:paragraph-rsid="00247a81" fo:background-color="transparent"/>
    </style:style>
    <style:style style:name="P20" style:family="paragraph" style:parent-style-name="Standard">
      <style:text-properties style:use-window-font-color="true" officeooo:rsid="00247a81" officeooo:paragraph-rsid="0025e893" fo:background-color="transparent"/>
    </style:style>
    <style:style style:name="P21" style:family="paragraph" style:parent-style-name="Standard">
      <style:text-properties style:use-window-font-color="true" officeooo:rsid="00269d32" officeooo:paragraph-rsid="00269d32" fo:background-color="transparent"/>
    </style:style>
    <style:style style:name="P22" style:family="paragraph" style:parent-style-name="Standard">
      <style:text-properties style:use-window-font-color="true" officeooo:rsid="00286f56" officeooo:paragraph-rsid="00286f56" fo:background-color="transparent"/>
    </style:style>
    <style:style style:name="P23" style:family="paragraph" style:parent-style-name="Standard">
      <style:text-properties style:use-window-font-color="true" style:font-name="FreeMono" fo:font-size="13pt" fo:font-weight="bold" officeooo:rsid="00196765" officeooo:paragraph-rsid="00196765" style:font-size-asian="13pt" style:font-weight-asian="bold" style:font-size-complex="13pt" style:font-weight-complex="bold"/>
    </style:style>
    <style:style style:name="P24" style:family="paragraph" style:parent-style-name="Standard">
      <style:text-properties style:use-window-font-color="true" style:font-name="FreeMono" fo:font-size="13pt" fo:font-weight="bold" officeooo:rsid="00196765" officeooo:paragraph-rsid="001a3cb2" style:font-size-asian="13pt" style:font-weight-asian="bold" style:font-size-complex="13pt" style:font-weight-complex="bold"/>
    </style:style>
    <style:style style:name="P25" style:family="paragraph" style:parent-style-name="Standard">
      <style:text-properties style:use-window-font-color="true" style:font-name="FreeMono" fo:font-size="13pt" fo:font-weight="bold" officeooo:rsid="00184cae" officeooo:paragraph-rsid="00184cae" style:font-size-asian="13pt" style:font-weight-asian="bold" style:font-size-complex="13pt" style:font-weight-complex="bold"/>
    </style:style>
    <style:style style:name="P26" style:family="paragraph" style:parent-style-name="Standard">
      <style:text-properties style:use-window-font-color="true" style:font-name="FreeMono" fo:font-size="13pt" fo:font-weight="bold" officeooo:rsid="00184cae" officeooo:paragraph-rsid="001a3cb2" style:font-size-asian="13pt" style:font-weight-asian="bold" style:font-size-complex="13pt" style:font-weight-complex="bold"/>
    </style:style>
    <style:style style:name="P27" style:family="paragraph" style:parent-style-name="Standard">
      <style:text-properties style:use-window-font-color="true" style:font-name="FreeMono" fo:font-size="13pt" fo:font-weight="bold" officeooo:rsid="00227e99" officeooo:paragraph-rsid="00227e99" fo:background-color="transparent" style:font-size-asian="13pt" style:font-weight-asian="bold" style:font-size-complex="13pt" style:font-weight-complex="bold"/>
    </style:style>
    <style:style style:name="P28" style:family="paragraph" style:parent-style-name="Standard">
      <style:text-properties style:use-window-font-color="true" fo:font-weight="normal" officeooo:rsid="00286f56" officeooo:paragraph-rsid="00286f56" fo:background-color="transparent" style:font-weight-asian="normal" style:font-weight-complex="normal"/>
    </style:style>
    <style:style style:name="P29" style:family="paragraph" style:parent-style-name="Standard">
      <style:text-properties style:use-window-font-color="true" fo:font-weight="normal" officeooo:rsid="00292d60" officeooo:paragraph-rsid="00292d60" fo:background-color="transparent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184cae" officeooo:paragraph-rsid="00184cae" fo:background-color="transparent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2c1ab8" officeooo:paragraph-rsid="002c1ab8" fo:background-color="transparent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247a81" officeooo:paragraph-rsid="00247a81" fo:background-color="transparent" style:font-weight-asian="normal" style:font-weight-complex="normal"/>
    </style:style>
    <style:style style:name="P33" style:family="paragraph" style:parent-style-name="Standard">
      <style:text-properties style:use-window-font-color="true" fo:font-weight="normal" officeooo:rsid="0025e893" officeooo:paragraph-rsid="0025e893" fo:background-color="transparent" style:font-weight-asian="normal" style:font-weight-complex="normal"/>
    </style:style>
    <style:style style:name="P34" style:family="paragraph" style:parent-style-name="Standard">
      <style:text-properties style:use-window-font-color="true" fo:font-weight="normal" officeooo:rsid="002c4cad" officeooo:paragraph-rsid="002c4cad" fo:background-color="transparent" style:font-weight-asian="normal" style:font-weight-complex="normal"/>
    </style:style>
    <style:style style:name="P35" style:family="paragraph" style:parent-style-name="Standard">
      <style:text-properties style:use-window-font-color="true" fo:font-weight="normal" officeooo:rsid="002c9a76" officeooo:paragraph-rsid="002c9a76" fo:background-color="transparent" style:font-weight-asian="normal" style:font-weight-complex="normal"/>
    </style:style>
    <style:style style:name="P36" style:family="paragraph" style:parent-style-name="Standard">
      <style:text-properties style:use-window-font-color="true" fo:font-size="16pt" fo:font-weight="bold" officeooo:rsid="001f1062" officeooo:paragraph-rsid="001f1062" fo:background-color="transparent" style:font-size-asian="16pt" style:font-weight-asian="bold" style:font-size-complex="16pt" style:font-weight-complex="bold"/>
    </style:style>
    <style:style style:name="P37" style:family="paragraph" style:parent-style-name="Standard">
      <style:text-properties style:use-window-font-color="true" fo:font-size="16pt" fo:font-weight="bold" officeooo:rsid="0021bcb9" officeooo:paragraph-rsid="0021bcb9" fo:background-color="transparent" style:font-size-asian="16pt" style:font-weight-asian="bold" style:font-size-complex="16pt" style:font-weight-complex="bold"/>
    </style:style>
    <style:style style:name="P38" style:family="paragraph" style:parent-style-name="Standard">
      <style:text-properties style:use-window-font-color="true" fo:font-size="16pt" fo:font-weight="bold" officeooo:rsid="002c1ab8" officeooo:paragraph-rsid="002c1ab8" fo:background-color="transparent" style:font-size-asian="16pt" style:font-weight-asian="bold" style:font-size-complex="16pt" style:font-weight-complex="bold"/>
    </style:style>
    <style:style style:name="P39" style:family="paragraph" style:parent-style-name="Standard">
      <style:text-properties style:use-window-font-color="true" fo:font-size="10pt" officeooo:rsid="00184cae" officeooo:paragraph-rsid="00184cae" fo:background-color="transparent" style:font-size-asian="10pt" style:font-size-complex="10pt"/>
    </style:style>
    <style:style style:name="P40" style:family="paragraph" style:parent-style-name="Standard">
      <style:text-properties style:use-window-font-color="true" style:font-name="Liberation Serif" fo:font-size="12pt" fo:font-weight="normal" officeooo:rsid="003eb26b" officeooo:paragraph-rsid="003eb26b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use-window-font-color="true" style:font-name="Liberation Serif" fo:font-size="12pt" fo:font-weight="normal" officeooo:rsid="003eb26b" officeooo:paragraph-rsid="003eb26b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use-window-font-color="true" style:font-name="Liberation Serif" fo:font-size="12pt" fo:font-weight="normal" officeooo:rsid="004229ce" officeooo:paragraph-rsid="004229ce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use-window-font-color="true" style:font-name="Liberation Serif" fo:font-size="12pt" fo:font-weight="normal" officeooo:rsid="004229ce" officeooo:paragraph-rsid="004c46ad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use-window-font-color="true" style:font-name="Liberation Serif" fo:font-size="12pt" fo:font-weight="normal" officeooo:rsid="004241eb" officeooo:paragraph-rsid="004229ce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use-window-font-color="true" style:font-name="Liberation Serif" fo:font-size="12pt" fo:font-weight="normal" officeooo:rsid="0045b96c" officeooo:paragraph-rsid="0045b96c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use-window-font-color="true" style:font-name="Liberation Serif" fo:font-size="12pt" fo:font-weight="normal" officeooo:rsid="00477998" officeooo:paragraph-rsid="00477998" fo:background-color="transparent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use-window-font-color="true" style:font-name="Liberation Serif" fo:font-size="12pt" fo:font-weight="normal" officeooo:rsid="0043e32b" officeooo:paragraph-rsid="0043e32b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use-window-font-color="true" style:font-name="Liberation Serif" fo:font-size="12pt" fo:font-weight="normal" officeooo:rsid="00486f67" officeooo:paragraph-rsid="00486f67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use-window-font-color="true" style:font-name="Liberation Serif" fo:font-size="12pt" fo:font-weight="normal" officeooo:rsid="0049cb6e" officeooo:paragraph-rsid="0049cb6e" fo:background-color="transparent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use-window-font-color="true" style:font-name="Liberation Serif" fo:font-size="12pt" fo:font-weight="normal" officeooo:rsid="004a3308" officeooo:paragraph-rsid="004a3308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use-window-font-color="true" style:font-name="Liberation Serif" fo:font-size="12pt" fo:font-weight="normal" officeooo:rsid="004b9492" officeooo:paragraph-rsid="004b9492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use-window-font-color="true" style:font-name="Liberation Serif" fo:font-size="12pt" fo:font-weight="normal" officeooo:rsid="004dcfb1" officeooo:paragraph-rsid="004dcfb1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use-window-font-color="true" style:font-name="Liberation Serif" fo:font-size="12pt" fo:font-weight="normal" officeooo:rsid="004f50e5" officeooo:paragraph-rsid="004f50e5" fo:background-color="transparent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use-window-font-color="true" style:font-name="Liberation Serif" fo:font-size="12pt" fo:font-weight="normal" officeooo:rsid="004f50e5" officeooo:paragraph-rsid="00533406" fo:background-color="transparent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use-window-font-color="true" style:font-name="Liberation Serif" fo:font-size="12pt" fo:font-weight="normal" officeooo:rsid="00516cd4" officeooo:paragraph-rsid="00516cd4" fo:background-color="transparent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use-window-font-color="true" style:font-name="Liberation Serif" fo:font-size="12pt" fo:font-weight="normal" officeooo:rsid="00533406" officeooo:paragraph-rsid="00533406" fo:background-color="transparent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use-window-font-color="true" style:font-name="Liberation Serif" fo:font-size="12pt" fo:font-weight="normal" officeooo:rsid="00535c59" officeooo:paragraph-rsid="00535c59" fo:background-color="transparent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use-window-font-color="true" style:font-name="Liberation Serif" fo:font-size="12pt" fo:font-weight="normal" officeooo:rsid="005560ac" officeooo:paragraph-rsid="005560ac" fo:background-color="transparent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use-window-font-color="true" style:font-name="Liberation Serif" fo:font-size="12pt" fo:font-weight="normal" officeooo:rsid="005a8fb5" officeooo:paragraph-rsid="005a8fb5" fo:background-color="transparent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use-window-font-color="true" style:font-name="Liberation Serif" fo:font-size="12pt" fo:font-weight="normal" officeooo:rsid="005c4682" officeooo:paragraph-rsid="005c4682" fo:background-color="transparent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use-window-font-color="true" style:font-name="Liberation Serif" fo:font-size="12pt" fo:font-weight="normal" officeooo:rsid="004f50e5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use-window-font-color="true" style:font-name="Liberation Serif" fo:font-size="12pt" fo:font-weight="normal" officeooo:rsid="004f50e5" officeooo:paragraph-rsid="004f50e5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use-window-font-color="true" style:font-name="Liberation Serif" fo:font-size="12pt" fo:font-weight="bold" officeooo:rsid="00269d32" officeooo:paragraph-rsid="00395ff6" fo:background-color="transparent" style:font-size-asian="10.5pt" style:font-weight-asian="bold" style:font-size-complex="12pt" style:font-weight-complex="bold"/>
    </style:style>
    <style:style style:name="P64" style:family="paragraph" style:parent-style-name="Standard">
      <style:text-properties style:use-window-font-color="true" style:font-name="Liberation Serif" fo:font-size="16pt" fo:font-weight="bold" officeooo:rsid="004229ce" officeooo:paragraph-rsid="004229ce" style:font-size-asian="16pt" style:font-weight-asian="bold" style:font-size-complex="16pt" style:font-weight-complex="bold"/>
    </style:style>
    <style:style style:name="P65" style:family="paragraph" style:parent-style-name="Standard">
      <style:text-properties style:use-window-font-color="true" style:font-name="Liberation Serif" fo:font-size="16pt" fo:font-weight="bold" officeooo:rsid="004229ce" officeooo:paragraph-rsid="004229ce" fo:background-color="transparent" style:font-size-asian="16pt" style:font-weight-asian="bold" style:font-size-complex="16pt" style:font-weight-complex="bold"/>
    </style:style>
    <style:style style:name="P66" style:family="paragraph" style:parent-style-name="Standard">
      <style:text-properties style:use-window-font-color="true" style:font-name="Liberation Serif" fo:font-size="16pt" fo:font-weight="bold" officeooo:rsid="004c46ad" officeooo:paragraph-rsid="004c46ad" fo:background-color="transparent" style:font-size-asian="16pt" style:font-weight-asian="bold" style:font-size-complex="16pt" style:font-weight-complex="bold"/>
    </style:style>
    <style:style style:name="P67" style:family="paragraph" style:parent-style-name="Standard">
      <style:text-properties style:use-window-font-color="true" style:font-name="Liberation Serif" fo:font-size="16pt" fo:font-weight="bold" officeooo:rsid="004f50e5" officeooo:paragraph-rsid="004f50e5" fo:background-color="transparent" style:font-size-asian="16pt" style:font-weight-asian="bold" style:font-size-complex="16pt" style:font-weight-complex="bold"/>
    </style:style>
    <style:style style:name="P68" style:family="paragraph" style:parent-style-name="Standard">
      <style:text-properties style:use-window-font-color="true" style:font-name="Liberation Serif" fo:font-size="16pt" fo:font-weight="bold" officeooo:rsid="005560ac" officeooo:paragraph-rsid="005560ac" fo:background-color="transparent" style:font-size-asian="16pt" style:font-weight-asian="bold" style:font-size-complex="16pt" style:font-weight-complex="bold"/>
    </style:style>
    <style:style style:name="P69" style:family="paragraph" style:parent-style-name="Standard">
      <style:text-properties style:use-window-font-color="true" style:font-name="Liberation Serif" fo:font-size="16pt" fo:font-weight="bold" officeooo:rsid="0055f1fd" officeooo:paragraph-rsid="0055f1fd" fo:background-color="transparent" style:font-size-asian="16pt" style:font-weight-asian="bold" style:font-size-complex="16pt" style:font-weight-complex="bold"/>
    </style:style>
    <style:style style:name="P70" style:family="paragraph" style:parent-style-name="Standard">
      <style:text-properties officeooo:paragraph-rsid="00201bb2"/>
    </style:style>
    <style:style style:name="P71" style:family="paragraph" style:parent-style-name="Standard">
      <style:paragraph-properties style:line-height-at-least="0.503cm"/>
      <style:text-properties fo:color="#168253" style:font-name="DejaVu Sans Mono" fo:font-size="12pt" fo:font-weight="bold" officeooo:rsid="0029c8fa" officeooo:paragraph-rsid="0029c8fa" fo:background-color="transparent" style:font-size-asian="12pt" style:font-weight-asian="bold" style:font-size-complex="12pt" style:font-weight-complex="bold"/>
    </style:style>
    <style:style style:name="P72" style:family="paragraph" style:parent-style-name="Standard">
      <style:text-properties fo:color="#168253" style:font-name="DejaVu Sans Mono" fo:font-size="10pt" fo:font-weight="bold" officeooo:rsid="00269d32" officeooo:paragraph-rsid="00395ff6" fo:background-color="transparent" style:font-size-asian="10pt" style:font-weight-asian="bold" style:font-size-complex="10pt" style:font-weight-complex="bold"/>
    </style:style>
    <style:style style:name="P73" style:family="paragraph" style:parent-style-name="Standard">
      <style:text-properties fo:color="#168253" style:font-name="DejaVu Sans Mono" fo:font-size="10pt" fo:font-weight="bold" officeooo:rsid="00269d32" officeooo:paragraph-rsid="00269d32" fo:background-color="transparent" style:font-size-asian="10pt" style:font-weight-asian="bold" style:font-size-complex="10pt" style:font-weight-complex="bold"/>
    </style:style>
    <style:style style:name="P74" style:family="paragraph" style:parent-style-name="Standard">
      <style:text-properties fo:color="#168253" style:font-name="DejaVu Sans Mono" fo:font-size="10pt" fo:font-weight="bold" officeooo:rsid="003aa3d5" officeooo:paragraph-rsid="003aa3d5" fo:background-color="transparent" style:font-size-asian="10pt" style:font-weight-asian="bold" style:font-size-complex="10pt" style:font-weight-complex="bold"/>
    </style:style>
    <style:style style:name="P75" style:family="paragraph" style:parent-style-name="Standard">
      <style:text-properties fo:color="#168253" style:font-name="DejaVu Sans Mono" fo:font-size="10pt" fo:font-weight="bold" officeooo:rsid="002c9a76" officeooo:paragraph-rsid="002c9a76" fo:background-color="transparent" style:font-size-asian="10pt" style:font-weight-asian="bold" style:font-size-complex="10pt" style:font-weight-complex="bold"/>
    </style:style>
    <style:style style:name="P76" style:family="paragraph" style:parent-style-name="Standard">
      <style:text-properties fo:color="#168253" style:font-name="DejaVu Sans Mono" fo:font-size="10pt" fo:font-weight="bold" officeooo:rsid="00292d60" officeooo:paragraph-rsid="0029c8fa" fo:background-color="transparent" style:font-size-asian="10pt" style:font-weight-asian="bold" style:font-size-complex="10pt" style:font-weight-complex="bold"/>
    </style:style>
    <style:style style:name="P77" style:family="paragraph" style:parent-style-name="Standard">
      <style:text-properties fo:color="#168253" style:font-name="DejaVu Sans Mono" fo:font-size="10pt" fo:font-weight="bold" officeooo:rsid="001c7570" officeooo:paragraph-rsid="0029c8fa" fo:background-color="transparent" style:font-size-asian="10pt" style:font-weight-asian="bold" style:font-size-complex="10pt" style:font-weight-complex="bold"/>
    </style:style>
    <style:style style:name="P78" style:family="paragraph" style:parent-style-name="Standard">
      <style:paragraph-properties style:line-height-at-least="0.503cm"/>
      <style:text-properties fo:color="#168253" style:font-name="DejaVu Sans Mono" fo:font-size="10pt" fo:font-weight="bold" officeooo:paragraph-rsid="0029c8fa" fo:background-color="transparent" style:font-size-asian="10pt" style:font-weight-asian="bold" style:font-size-complex="10pt" style:font-weight-complex="bold"/>
    </style:style>
    <style:style style:name="P79" style:family="paragraph" style:parent-style-name="Standard">
      <style:text-properties fo:color="#168253" style:font-name="DejaVu Sans Mono" fo:font-size="10pt" fo:font-weight="bold" officeooo:rsid="003740fe" officeooo:paragraph-rsid="003740fe" style:font-size-asian="10pt" style:font-weight-asian="bold" style:font-size-complex="10pt" style:font-weight-complex="bold"/>
    </style:style>
    <style:style style:name="P80" style:family="paragraph" style:parent-style-name="Standard">
      <style:text-properties fo:color="#168253" style:font-name="DejaVu Sans Mono" fo:font-size="10pt" fo:font-weight="bold" officeooo:rsid="00292d60" officeooo:paragraph-rsid="0029c8fa" style:font-size-asian="10pt" style:font-weight-asian="bold" style:font-size-complex="10pt" style:font-weight-complex="bold"/>
    </style:style>
    <style:style style:name="P81" style:family="paragraph" style:parent-style-name="Standard">
      <style:text-properties fo:color="#168253" style:font-name="DejaVu Sans Mono" fo:font-size="10pt" fo:font-weight="bold" officeooo:rsid="00292d60" officeooo:paragraph-rsid="00292d60" style:font-size-asian="10pt" style:font-weight-asian="bold" style:font-size-complex="10pt" style:font-weight-complex="bold"/>
    </style:style>
    <style:style style:name="P82" style:family="paragraph" style:parent-style-name="Standard">
      <style:text-properties fo:color="#168253" fo:font-size="10pt" fo:font-weight="normal" officeooo:rsid="00286f56" officeooo:paragraph-rsid="00286f56" fo:background-color="transparent" style:font-size-asian="10pt" style:font-weight-asian="normal" style:font-size-complex="10pt" style:font-weight-complex="normal"/>
    </style:style>
    <style:style style:name="P83" style:family="paragraph" style:parent-style-name="Standard">
      <style:text-properties fo:color="#f10d0c" fo:font-weight="bold" officeooo:rsid="00286f56" officeooo:paragraph-rsid="00286f56" fo:background-color="transparent" style:font-weight-asian="bold" style:font-weight-complex="bold"/>
    </style:style>
    <style:style style:name="P84" style:family="paragraph" style:parent-style-name="Standard">
      <style:text-properties fo:color="#f10d0c" style:font-name="Liberation Serif" fo:font-size="12pt" fo:font-weight="bold" officeooo:rsid="00486f67" officeooo:paragraph-rsid="00486f67" fo:background-color="transparent" style:font-size-asian="10.5pt" style:font-weight-asian="bold" style:font-size-complex="12pt" style:font-weight-complex="bold"/>
    </style:style>
    <style:style style:name="P85" style:family="paragraph" style:parent-style-name="Standard">
      <style:text-properties fo:color="#f10d0c" style:font-name="Liberation Serif" fo:font-size="12pt" fo:font-weight="bold" officeooo:rsid="00533406" officeooo:paragraph-rsid="00533406" fo:background-color="transparent" style:font-size-asian="10.5pt" style:font-weight-asian="bold" style:font-size-complex="12pt" style:font-weight-complex="bold"/>
    </style:style>
    <style:style style:name="P86" style:family="paragraph" style:parent-style-name="Standard">
      <style:text-properties fo:font-size="16pt" fo:font-weight="bold" officeooo:rsid="001b1ae5" officeooo:paragraph-rsid="001b1ae5" style:font-size-asian="16pt" style:font-weight-asian="bold" style:font-size-complex="16pt" style:font-weight-complex="bold"/>
    </style:style>
    <style:style style:name="P87" style:family="paragraph" style:parent-style-name="Standard">
      <style:text-properties fo:font-size="16pt" fo:font-weight="bold" officeooo:rsid="001c15ef" officeooo:paragraph-rsid="001c15ef" style:font-size-asian="16pt" style:font-weight-asian="bold" style:font-size-complex="16pt" style:font-weight-complex="bold"/>
    </style:style>
    <style:style style:name="P88" style:family="paragraph" style:parent-style-name="Standard">
      <style:text-properties fo:font-size="16pt" fo:font-weight="bold" officeooo:rsid="00184cae" officeooo:paragraph-rsid="00184cae" style:font-size-asian="16pt" style:font-weight-asian="bold" style:font-size-complex="16pt" style:font-weight-complex="bold"/>
    </style:style>
    <style:style style:name="P89" style:family="paragraph" style:parent-style-name="Standard">
      <style:text-properties fo:font-size="16pt" fo:font-weight="bold" officeooo:rsid="002e094a" officeooo:paragraph-rsid="002e094a" style:font-size-asian="16pt" style:font-weight-asian="bold" style:font-size-complex="16pt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size="20pt" fo:font-weight="bold" officeooo:rsid="00184cae" officeooo:paragraph-rsid="00184cae" style:font-size-asian="20pt" style:font-weight-asian="bold" style:font-size-complex="20pt" style:font-weight-complex="bold"/>
    </style:style>
    <style:style style:name="P91" style:family="paragraph" style:parent-style-name="Standard">
      <style:text-properties officeooo:rsid="002e094a" officeooo:paragraph-rsid="002e094a"/>
    </style:style>
    <style:style style:name="P92" style:family="paragraph" style:parent-style-name="Standard">
      <style:text-properties style:font-name="Garuda" fo:font-size="11pt" officeooo:rsid="002e094a" officeooo:paragraph-rsid="002e094a" style:font-size-asian="11pt" style:font-size-complex="11pt"/>
    </style:style>
    <style:style style:name="P93" style:family="paragraph" style:parent-style-name="Standard">
      <style:text-properties officeooo:rsid="00351a21" officeooo:paragraph-rsid="00351a21"/>
    </style:style>
    <style:style style:name="P94" style:family="paragraph" style:parent-style-name="Standard">
      <style:text-properties style:font-name="Liberation Sans" fo:font-size="12pt" officeooo:rsid="002e094a" officeooo:paragraph-rsid="002e094a" style:font-size-asian="10.5pt" style:font-size-complex="12pt"/>
    </style:style>
    <style:style style:name="P95" style:family="paragraph" style:parent-style-name="Standard">
      <style:text-properties style:font-name="Liberation Serif" fo:font-size="12pt" officeooo:rsid="002e094a" officeooo:paragraph-rsid="002e094a" style:font-size-asian="10.5pt" style:font-size-complex="12pt"/>
    </style:style>
    <style:style style:name="P96" style:family="paragraph" style:parent-style-name="Standard">
      <style:text-properties style:font-name="Liberation Serif" fo:font-size="12pt" officeooo:rsid="003571c5" officeooo:paragraph-rsid="003571c5" style:font-size-asian="10.5pt" style:font-size-complex="12pt"/>
    </style:style>
    <style:style style:name="P97" style:family="paragraph" style:parent-style-name="Standard">
      <style:text-properties style:font-name="Liberation Serif" fo:font-size="12pt" officeooo:rsid="003740fe" officeooo:paragraph-rsid="003740fe" style:font-size-asian="10.5pt" style:font-size-complex="12pt"/>
    </style:style>
    <style:style style:name="P98" style:family="paragraph" style:parent-style-name="Standard">
      <style:text-properties style:font-name="Liberation Serif" fo:font-size="12pt" officeooo:rsid="00371c49" officeooo:paragraph-rsid="00371c49" style:font-size-asian="10.5pt" style:font-size-complex="12pt"/>
    </style:style>
    <style:style style:name="P99" style:family="paragraph" style:parent-style-name="Standard">
      <style:text-properties style:font-name="Liberation Serif" fo:font-size="12pt" officeooo:rsid="00377f60" officeooo:paragraph-rsid="00377f60" style:font-size-asian="10.5pt" style:font-size-complex="12pt"/>
    </style:style>
    <style:style style:name="P100" style:family="paragraph" style:parent-style-name="Standard">
      <style:text-properties style:font-name="Liberation Serif" fo:font-size="12pt" officeooo:rsid="0037a548" officeooo:paragraph-rsid="0037a548" style:font-size-asian="10.5pt" style:font-size-complex="12pt"/>
    </style:style>
    <style:style style:name="P101" style:family="paragraph" style:parent-style-name="Standard">
      <style:text-properties style:font-name="Liberation Serif" fo:font-size="12pt" officeooo:rsid="00395ff6" officeooo:paragraph-rsid="00395ff6" style:font-size-asian="10.5pt" style:font-size-complex="12pt"/>
    </style:style>
    <style:style style:name="P102" style:family="paragraph" style:parent-style-name="Standard">
      <style:text-properties style:font-name="Liberation Serif" fo:font-size="16pt" fo:font-weight="bold" officeooo:rsid="003571c5" officeooo:paragraph-rsid="003571c5" style:font-size-asian="16pt" style:font-weight-asian="bold" style:font-size-complex="16pt" style:font-weight-complex="bold"/>
    </style:style>
    <style:style style:name="P103" style:family="paragraph" style:parent-style-name="Standard">
      <style:text-properties style:font-name="Liberation Serif" fo:font-size="16pt" fo:font-weight="bold" officeooo:rsid="00377f60" officeooo:paragraph-rsid="00377f60" style:font-size-asian="16pt" style:font-weight-asian="bold" style:font-size-complex="16pt" style:font-weight-complex="bold"/>
    </style:style>
    <style:style style:name="P104" style:family="paragraph" style:parent-style-name="Standard">
      <style:text-properties style:font-name="FreeMono" fo:font-size="13pt" fo:font-weight="bold" officeooo:rsid="00371c49" officeooo:paragraph-rsid="00371c49" style:font-size-asian="13pt" style:font-weight-asian="bold" style:font-size-complex="13pt" style:font-weight-complex="bold"/>
    </style:style>
    <style:style style:name="P105" style:family="paragraph" style:parent-style-name="Standard">
      <style:text-properties fo:color="#158466" style:font-name="DejaVu Sans Mono" fo:font-size="10pt" fo:font-weight="bold" officeooo:rsid="001d18bc" officeooo:paragraph-rsid="00201bb2" fo:background-color="transparent" style:font-size-asian="10pt" style:font-weight-asian="bold" style:font-size-complex="10pt" style:font-weight-complex="bold"/>
    </style:style>
    <style:style style:name="P106" style:family="paragraph" style:parent-style-name="Standard">
      <style:text-properties fo:color="#158466" style:font-name="DejaVu Sans Mono" fo:font-size="10pt" fo:font-weight="bold" officeooo:rsid="001d18bc" officeooo:paragraph-rsid="001d18bc" fo:background-color="transparent" style:font-size-asian="10pt" style:font-weight-asian="bold" style:font-size-complex="10pt" style:font-weight-complex="bold"/>
    </style:style>
    <style:style style:name="P107" style:family="paragraph" style:parent-style-name="Standard">
      <style:text-properties fo:color="#158466" style:font-name="DejaVu Sans Mono" fo:font-size="10pt" fo:font-weight="bold" officeooo:rsid="00201bb2" officeooo:paragraph-rsid="00201bb2" fo:background-color="transparent" style:font-size-asian="10pt" style:font-weight-asian="bold" style:font-size-complex="10pt" style:font-weight-complex="bold"/>
    </style:style>
    <style:style style:name="P108" style:family="paragraph" style:parent-style-name="Standard">
      <style:text-properties fo:color="#158466" style:font-name="DejaVu Sans Mono" fo:font-size="10pt" fo:font-weight="bold" officeooo:rsid="001c7570" officeooo:paragraph-rsid="001c7570" fo:background-color="transparent" style:font-size-asian="10pt" style:font-weight-asian="bold" style:font-size-complex="10pt" style:font-weight-complex="bold"/>
    </style:style>
    <style:style style:name="P109" style:family="paragraph" style:parent-style-name="Standard">
      <style:paragraph-properties style:line-height-at-least="0.503cm"/>
      <style:text-properties fo:color="#158466" style:font-name="DejaVu Sans Mono" fo:font-size="10pt" fo:font-weight="bold" fo:background-color="transparent" style:font-size-asian="10pt" style:font-weight-asian="bold" style:font-size-complex="10pt" style:font-weight-complex="bold"/>
    </style:style>
    <style:style style:name="P110" style:family="paragraph" style:parent-style-name="Standard">
      <style:paragraph-properties style:line-height-at-least="0.503cm"/>
      <style:text-properties fo:color="#158466" style:font-name="DejaVu Sans Mono" fo:font-size="10pt" fo:font-weight="bold" officeooo:rsid="0029c8fa" officeooo:paragraph-rsid="0029c8fa" fo:background-color="transparent" style:font-size-asian="10pt" style:font-weight-asian="bold" style:font-size-complex="10pt" style:font-weight-complex="bold"/>
    </style:style>
    <style:style style:name="P111" style:family="paragraph" style:parent-style-name="Standard">
      <style:text-properties fo:color="#158466" style:font-name="DejaVu Sans Mono" fo:font-size="10pt" fo:font-weight="bold" officeooo:rsid="001c15ef" officeooo:paragraph-rsid="001c15ef" style:font-size-asian="10pt" style:font-weight-asian="bold" style:font-size-complex="10pt" style:font-weight-complex="bold"/>
    </style:style>
    <style:style style:name="P112" style:family="paragraph" style:parent-style-name="Standard">
      <style:text-properties fo:color="#158466" style:font-name="DejaVu Sans Mono" fo:font-size="10pt" fo:font-weight="bold" officeooo:rsid="001c15ef" officeooo:paragraph-rsid="001c7570" style:font-size-asian="10pt" style:font-weight-asian="bold" style:font-size-complex="10pt" style:font-weight-complex="bold"/>
    </style:style>
    <style:style style:name="P113" style:family="paragraph" style:parent-style-name="Standard">
      <style:text-properties fo:font-size="10pt" officeooo:paragraph-rsid="00201bb2" style:font-size-asian="10pt" style:font-size-complex="10pt"/>
    </style:style>
    <style:style style:name="P114" style:family="paragraph" style:parent-style-name="Standard">
      <style:text-properties fo:font-size="10pt" officeooo:rsid="00292d60" officeooo:paragraph-rsid="00292d60" style:font-size-asian="10pt" style:font-size-complex="10pt"/>
    </style:style>
    <style:style style:name="P115" style:family="paragraph" style:parent-style-name="Standard">
      <style:text-properties fo:font-size="10pt" officeooo:rsid="001c15ef" officeooo:paragraph-rsid="001c15ef" style:font-size-asian="10pt" style:font-size-complex="10pt"/>
    </style:style>
    <style:style style:name="P116" style:family="paragraph" style:parent-style-name="Standard">
      <style:text-properties officeooo:paragraph-rsid="00395ff6"/>
    </style:style>
    <style:style style:name="P117" style:family="paragraph" style:parent-style-name="Standard">
      <style:text-properties fo:color="#1e6a39" style:font-name="DejaVu Sans Mono" fo:font-size="10pt" fo:font-weight="bold" officeooo:rsid="0045b96c" officeooo:paragraph-rsid="0045b96c" fo:background-color="transparent" style:font-size-asian="10pt" style:font-weight-asian="bold" style:font-size-complex="10pt" style:font-weight-complex="bold"/>
    </style:style>
    <style:style style:name="P118" style:family="paragraph" style:parent-style-name="Standard">
      <style:text-properties fo:color="#1e6a39" style:font-name="DejaVu Sans Mono" fo:font-size="10pt" fo:font-weight="bold" officeooo:rsid="00477998" officeooo:paragraph-rsid="00477998" fo:background-color="transparent" style:font-size-asian="10pt" style:font-weight-asian="bold" style:font-size-complex="10pt" style:font-weight-complex="bold"/>
    </style:style>
    <style:style style:name="P119" style:family="paragraph" style:parent-style-name="Standard">
      <style:text-properties fo:color="#1e6a39" style:font-name="DejaVu Sans Mono" fo:font-size="10pt" fo:font-weight="bold" officeooo:rsid="00486f67" officeooo:paragraph-rsid="00486f67" fo:background-color="transparent" style:font-size-asian="10pt" style:font-weight-asian="bold" style:font-size-complex="10pt" style:font-weight-complex="bold"/>
    </style:style>
    <style:style style:name="P120" style:family="paragraph" style:parent-style-name="Standard">
      <style:text-properties fo:color="#1e6a39" style:font-name="DejaVu Sans Mono" fo:font-size="10pt" fo:font-weight="bold" officeooo:rsid="004a3308" officeooo:paragraph-rsid="004a3308" fo:background-color="transparent" style:font-size-asian="10pt" style:font-weight-asian="bold" style:font-size-complex="10pt" style:font-weight-complex="bold"/>
    </style:style>
    <style:style style:name="P121" style:family="paragraph" style:parent-style-name="Standard">
      <style:text-properties fo:color="#1e6a39" style:font-name="DejaVu Sans Mono" fo:font-size="10pt" fo:font-weight="bold" officeooo:rsid="00533406" officeooo:paragraph-rsid="00533406" fo:background-color="transparent" style:font-size-asian="10pt" style:font-weight-asian="bold" style:font-size-complex="10pt" style:font-weight-complex="bold"/>
    </style:style>
    <style:style style:name="P122" style:family="paragraph" style:parent-style-name="Standard">
      <style:text-properties fo:color="#1e6a39" style:font-name="DejaVu Sans Mono" fo:font-size="10pt" fo:font-weight="bold" officeooo:rsid="004f50e5" officeooo:paragraph-rsid="00535c59" fo:background-color="transparent" style:font-size-asian="10pt" style:font-weight-asian="bold" style:font-size-complex="10pt" style:font-weight-complex="bold"/>
    </style:style>
    <style:style style:name="P123" style:family="paragraph" style:parent-style-name="Standard">
      <style:text-properties fo:color="#1e6a39" style:font-name="DejaVu Sans Mono" fo:font-size="10pt" fo:font-weight="bold" officeooo:rsid="0053f60d" officeooo:paragraph-rsid="0053f60d" fo:background-color="transparent" style:font-size-asian="10pt" style:font-weight-asian="bold" style:font-size-complex="10pt" style:font-weight-complex="bold"/>
    </style:style>
    <style:style style:name="P124" style:family="paragraph" style:parent-style-name="Standard">
      <style:text-properties fo:color="#1e6a39" style:font-name="DejaVu Sans Mono" fo:font-size="10pt" fo:font-weight="bold" officeooo:rsid="005a8fb5" officeooo:paragraph-rsid="005a8fb5" fo:background-color="transparent" style:font-size-asian="10pt" style:font-weight-asian="bold" style:font-size-complex="10pt" style:font-weight-complex="bold"/>
    </style:style>
    <style:style style:name="P125" style:family="paragraph" style:parent-style-name="Standard">
      <style:text-properties fo:color="#1e6a39" style:font-name="DejaVu Sans Mono" fo:font-size="10pt" fo:font-weight="bold" officeooo:rsid="005a8fb5" officeooo:paragraph-rsid="005c4682" fo:background-color="transparent" style:font-size-asian="10pt" style:font-weight-asian="bold" style:font-size-complex="10pt" style:font-weight-complex="bold"/>
    </style:style>
    <style:style style:name="P126" style:family="paragraph" style:parent-style-name="Standard">
      <style:text-properties fo:color="#1e6a39" style:font-name="DejaVu Sans Mono" fo:font-size="10pt" fo:font-weight="bold" style:font-size-asian="10pt" style:font-weight-asian="bold" style:font-size-complex="10pt" style:font-weight-complex="bold"/>
    </style:style>
    <style:style style:name="P127" style:family="paragraph" style:parent-style-name="Standard">
      <style:text-properties fo:color="#1e6a39" style:font-name="DejaVu Sans Mono" fo:font-size="10pt" fo:font-weight="bold" officeooo:paragraph-rsid="005a8fb5" style:font-size-asian="10pt" style:font-weight-asian="bold" style:font-size-complex="10pt" style:font-weight-complex="bold"/>
    </style:style>
    <style:style style:name="P128" style:family="paragraph" style:parent-style-name="Standard">
      <style:text-properties fo:color="#1e6a39" style:font-name="DejaVu Sans Mono" fo:font-size="10pt" fo:font-weight="bold" officeooo:paragraph-rsid="005c4682" style:font-size-asian="10pt" style:font-weight-asian="bold" style:font-size-complex="10pt" style:font-weight-complex="bold"/>
    </style:style>
    <style:style style:name="P129" style:family="paragraph" style:parent-style-name="Standard">
      <style:text-properties fo:color="#c586c0" style:font-name="Droid Sans Mono" fo:font-size="10.5pt" fo:font-weight="normal" officeooo:rsid="00533406" officeooo:paragraph-rsid="00533406" fo:background-color="#1e1e1e" style:font-size-asian="10.5pt" style:font-weight-asian="normal" style:font-size-complex="12pt" style:font-weight-complex="normal"/>
    </style:style>
    <style:style style:name="P130" style:family="paragraph" style:parent-style-name="Standard">
      <style:text-properties fo:color="#dcdcaa" style:font-name="Droid Sans Mono" fo:font-size="10.5pt" fo:font-weight="normal" officeooo:rsid="004f50e5" officeooo:paragraph-rsid="004f50e5" fo:background-color="#1e1e1e" style:font-size-asian="10.5pt" style:font-weight-asian="normal" style:font-size-complex="12pt" style:font-weight-complex="normal"/>
    </style:style>
    <style:style style:name="P131" style:family="paragraph" style:parent-style-name="Preformatted_20_Text">
      <style:text-properties fo:color="#1e6a39" style:font-name="DejaVu Sans Mono" fo:font-size="10pt" fo:font-weight="bold" officeooo:paragraph-rsid="005a8fb5" style:font-size-asian="10pt" style:font-weight-asian="bold" style:font-size-complex="10pt" style:font-weight-complex="bold"/>
    </style:style>
    <style:style style:name="P132" style:family="paragraph" style:parent-style-name="Standard">
      <style:text-properties style:use-window-font-color="true" style:font-name="Liberation Serif" fo:font-size="12pt" fo:font-weight="normal" officeooo:rsid="005560ac" officeooo:paragraph-rsid="005560ac" fo:background-color="transparent" style:font-size-asian="10.5pt" style:font-weight-asian="normal" style:font-size-complex="12pt" style:font-weight-complex="normal"/>
    </style:style>
    <style:style style:name="P133" style:family="paragraph" style:parent-style-name="Standard">
      <style:text-properties style:use-window-font-color="true" style:font-name="Liberation Serif" fo:font-size="12pt" fo:font-weight="normal" officeooo:rsid="005e1215" officeooo:paragraph-rsid="005e1215" fo:background-color="transparent" style:font-size-asian="10.5pt" style:font-weight-asian="normal" style:font-size-complex="12pt" style:font-weight-complex="normal"/>
    </style:style>
    <style:style style:name="P134" style:family="paragraph" style:parent-style-name="Standard">
      <style:text-properties style:use-window-font-color="true" style:font-name="Liberation Serif" fo:font-size="12pt" fo:font-weight="normal" officeooo:rsid="005e2223" officeooo:paragraph-rsid="005e2223" fo:background-color="transparent" style:font-size-asian="10.5pt" style:font-weight-asian="normal" style:font-size-complex="12pt" style:font-weight-complex="normal"/>
    </style:style>
    <style:style style:name="P135" style:family="paragraph" style:parent-style-name="Standard">
      <style:text-properties style:use-window-font-color="true" style:font-name="Liberation Serif" fo:font-size="12pt" fo:font-weight="normal" officeooo:rsid="005fa6d2" officeooo:paragraph-rsid="005fa6d2" fo:background-color="transparent" style:font-size-asian="10.5pt" style:font-weight-asian="normal" style:font-size-complex="12pt" style:font-weight-complex="normal"/>
    </style:style>
    <style:style style:name="P136" style:family="paragraph" style:parent-style-name="Standard">
      <style:text-properties style:use-window-font-color="true" style:font-name="Liberation Serif" fo:font-size="12pt" fo:font-weight="normal" officeooo:rsid="00611930" officeooo:paragraph-rsid="00611930" fo:background-color="transparent" style:font-size-asian="10.5pt" style:font-weight-asian="normal" style:font-size-complex="12pt" style:font-weight-complex="normal"/>
    </style:style>
    <style:style style:name="P137" style:family="paragraph" style:parent-style-name="Standard">
      <style:text-properties style:use-window-font-color="true" style:font-name="Liberation Serif" fo:font-size="16pt" fo:font-weight="bold" officeooo:rsid="005e1215" officeooo:paragraph-rsid="005e1215" fo:background-color="transparent" style:font-size-asian="16pt" style:font-weight-asian="bold" style:font-size-complex="16pt" style:font-weight-complex="bold"/>
    </style:style>
    <style:style style:name="P13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39" style:family="paragraph" style:parent-style-name="Standard">
      <style:text-properties fo:color="#d4d4d4" style:font-name="Droid Sans Mono" fo:font-size="10.5pt" fo:font-weight="normal" officeooo:rsid="005e2223" officeooo:paragraph-rsid="005e2223" fo:background-color="#1e1e1e" style:font-size-asian="10.5pt" style:font-weight-asian="normal" style:font-size-complex="12pt" style:font-weight-complex="normal"/>
    </style:style>
    <style:style style:name="P140" style:family="paragraph" style:parent-style-name="Standard">
      <style:text-properties fo:color="#d4d4d4" style:font-name="Droid Sans Mono" fo:font-size="10.5pt" fo:font-weight="normal" officeooo:rsid="005fa6d2" officeooo:paragraph-rsid="005fa6d2" fo:background-color="#1e1e1e" style:font-size-asian="10.5pt" style:font-weight-asian="normal" style:font-size-complex="12pt" style:font-weight-complex="normal"/>
    </style:style>
    <style:style style:name="P141" style:family="paragraph" style:parent-style-name="Standard">
      <style:text-properties fo:color="#d4d4d4" style:font-name="Droid Sans Mono" fo:font-size="10.5pt" fo:font-weight="normal" officeooo:rsid="00611930" officeooo:paragraph-rsid="00611930" fo:background-color="#1e1e1e" style:font-size-asian="10.5pt" style:font-weight-asian="normal" style:font-size-complex="12pt" style:font-weight-complex="normal"/>
    </style:style>
    <style:style style:name="T1" style:family="text">
      <style:text-properties officeooo:rsid="00196765"/>
    </style:style>
    <style:style style:name="T2" style:family="text">
      <style:text-properties officeooo:rsid="001c15ef"/>
    </style:style>
    <style:style style:name="T3" style:family="text">
      <style:text-properties officeooo:rsid="001c7570"/>
    </style:style>
    <style:style style:name="T4" style:family="text">
      <style:text-properties officeooo:rsid="001c7a55"/>
    </style:style>
    <style:style style:name="T5" style:family="text">
      <style:text-properties officeooo:rsid="001d18bc"/>
    </style:style>
    <style:style style:name="T6" style:family="text">
      <style:text-properties fo:color="#158466" style:font-name="DejaVu Sans Mono" fo:font-weight="bold" officeooo:rsid="001d18bc" fo:background-color="transparent" loext:char-shading-value="0" style:font-weight-asian="bold" style:font-weight-complex="bold"/>
    </style:style>
    <style:style style:name="T7" style:family="text">
      <style:text-properties fo:color="#158466" style:font-name="DejaVu Sans Mono" fo:font-weight="bold" officeooo:rsid="00201bb2" fo:background-color="transparent" loext:char-shading-value="0" style:font-weight-asian="bold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 fo:font-weight="bold" officeooo:rsid="001f615f" style:font-weight-asian="bold" style:font-weight-complex="bold"/>
    </style:style>
    <style:style style:name="T10" style:family="text">
      <style:text-properties fo:color="#ff0000" fo:font-weight="bold" officeooo:rsid="00201bb2" fo:background-color="transparent" loext:char-shading-value="0" style:font-weight-asian="bold" style:font-weight-complex="bold"/>
    </style:style>
    <style:style style:name="T11" style:family="text">
      <style:text-properties officeooo:rsid="00201bb2"/>
    </style:style>
    <style:style style:name="T12" style:family="text">
      <style:text-properties style:use-window-font-color="true" officeooo:rsid="00201bb2" fo:background-color="transparent" loext:char-shading-value="0"/>
    </style:style>
    <style:style style:name="T13" style:family="text">
      <style:text-properties style:use-window-font-color="true" style:font-name="Liberation Serif" fo:font-weight="normal" style:font-weight-asian="normal" style:font-weight-complex="normal"/>
    </style:style>
    <style:style style:name="T14" style:family="text">
      <style:text-properties style:use-window-font-color="true" style:font-name="Liberation Serif" fo:font-weight="normal" officeooo:rsid="0029c8fa" style:font-weight-asian="normal" style:font-weight-complex="normal"/>
    </style:style>
    <style:style style:name="T15" style:family="text">
      <style:text-properties style:use-window-font-color="true" style:font-name="Liberation Serif" fo:font-size="12pt" fo:font-weight="normal" officeooo:rsid="004f50e5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Liberation Serif" fo:font-size="12pt" fo:font-weight="normal" officeooo:rsid="005c4682" style:font-size-asian="12pt" style:font-weight-asian="normal" style:font-size-complex="12pt" style:font-weight-complex="normal"/>
    </style:style>
    <style:style style:name="T17" style:family="text">
      <style:text-properties officeooo:rsid="002384c6"/>
    </style:style>
    <style:style style:name="T18" style:family="text">
      <style:text-properties officeooo:rsid="002420d1"/>
    </style:style>
    <style:style style:name="T19" style:family="text">
      <style:text-properties officeooo:rsid="00247a81"/>
    </style:style>
    <style:style style:name="T20" style:family="text">
      <style:text-properties fo:font-weight="bold" officeooo:rsid="0025e893" style:font-weight-asian="bold" style:font-weight-complex="bold"/>
    </style:style>
    <style:style style:name="T21" style:family="text">
      <style:text-properties fo:color="#f10d0c" fo:font-weight="bold" style:font-weight-asian="bold" style:font-weight-complex="bold"/>
    </style:style>
    <style:style style:name="T22" style:family="text">
      <style:text-properties fo:color="#f10d0c" fo:font-weight="bold" officeooo:rsid="0025e893" style:font-weight-asian="bold" style:font-weight-complex="bold"/>
    </style:style>
    <style:style style:name="T23" style:family="text">
      <style:text-properties fo:color="#f10d0c" fo:font-weight="bold" officeooo:rsid="00196765" style:font-weight-asian="bold" style:font-weight-complex="bold"/>
    </style:style>
    <style:style style:name="T24" style:family="text">
      <style:text-properties fo:color="#f10d0c" fo:font-weight="bold" officeooo:rsid="00535c59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5e893" style:font-weight-asian="normal" style:font-weight-complex="normal"/>
    </style:style>
    <style:style style:name="T27" style:family="text">
      <style:text-properties fo:font-weight="normal" officeooo:rsid="00344a0e" style:font-weight-asian="normal" style:font-weight-complex="normal"/>
    </style:style>
    <style:style style:name="T28" style:family="text">
      <style:text-properties officeooo:rsid="00292d60"/>
    </style:style>
    <style:style style:name="T29" style:family="text">
      <style:text-properties officeooo:rsid="0029c8fa"/>
    </style:style>
    <style:style style:name="T30" style:family="text">
      <style:text-properties style:font-name="Liberation Serif"/>
    </style:style>
    <style:style style:name="T31" style:family="text">
      <style:text-properties fo:background-color="#ffa6a6" loext:char-shading-value="0"/>
    </style:style>
    <style:style style:name="T32" style:family="text">
      <style:text-properties officeooo:rsid="0029c8fa" fo:background-color="#ffa6a6" loext:char-shading-value="0"/>
    </style:style>
    <style:style style:name="T33" style:family="text">
      <style:text-properties officeooo:rsid="002b8794" fo:background-color="#ffa6a6" loext:char-shading-value="0"/>
    </style:style>
    <style:style style:name="T34" style:family="text">
      <style:text-properties officeooo:rsid="002b8794"/>
    </style:style>
    <style:style style:name="T35" style:family="text">
      <style:text-properties officeooo:rsid="002d2162"/>
    </style:style>
    <style:style style:name="T36" style:family="text">
      <style:text-properties officeooo:rsid="002e3a89"/>
    </style:style>
    <style:style style:name="T37" style:family="text">
      <style:text-properties officeooo:rsid="00351a21"/>
    </style:style>
    <style:style style:name="T38" style:family="text">
      <style:text-properties officeooo:rsid="00362fec"/>
    </style:style>
    <style:style style:name="T39" style:family="text">
      <style:text-properties officeooo:rsid="003740fe"/>
    </style:style>
    <style:style style:name="T40" style:family="text">
      <style:text-properties officeooo:rsid="00377f60"/>
    </style:style>
    <style:style style:name="T41" style:family="text">
      <style:text-properties officeooo:rsid="0037a548"/>
    </style:style>
    <style:style style:name="T42" style:family="text">
      <style:text-properties officeooo:rsid="003aa3d5"/>
    </style:style>
    <style:style style:name="T43" style:family="text">
      <style:text-properties fo:color="#168253" style:font-name="DejaVu Sans Mono" fo:font-size="10pt" fo:font-weight="bold" officeooo:rsid="00269d32" fo:background-color="transparent" loext:char-shading-value="0" style:font-size-asian="10pt" style:font-weight-asian="bold" style:font-size-complex="10pt" style:font-weight-complex="bold"/>
    </style:style>
    <style:style style:name="T44" style:family="text">
      <style:text-properties fo:color="#168253" style:font-name="DejaVu Sans Mono" fo:font-size="10pt" fo:font-weight="bold" officeooo:rsid="003aa3d5" fo:background-color="#ffa6a6" loext:char-shading-value="0" style:font-size-asian="10pt" style:font-weight-asian="bold" style:font-size-complex="10pt" style:font-weight-complex="bold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269d32" fo:background-color="transparent" loext:char-shading-value="0"/>
    </style:style>
    <style:style style:name="T47" style:family="text">
      <style:text-properties officeooo:rsid="004241eb" fo:background-color="transparent" loext:char-shading-value="0"/>
    </style:style>
    <style:style style:name="T48" style:family="text">
      <style:text-properties officeooo:rsid="00477998"/>
    </style:style>
    <style:style style:name="T49" style:family="text">
      <style:text-properties fo:color="#1e6a39" style:font-name="DejaVu Sans Mono" fo:font-size="10pt" style:font-size-asian="10pt" style:font-size-complex="10pt"/>
    </style:style>
    <style:style style:name="T50" style:family="text">
      <style:text-properties fo:color="#1e6a39" style:font-name="DejaVu Sans Mono" fo:font-size="10pt" fo:font-weight="bold" style:font-size-asian="10pt" style:font-weight-asian="bold" style:font-size-complex="10pt" style:font-weight-complex="bold"/>
    </style:style>
    <style:style style:name="T51" style:family="text">
      <style:text-properties officeooo:rsid="0049cb6e"/>
    </style:style>
    <style:style style:name="T52" style:family="text">
      <style:text-properties officeooo:rsid="004b9492"/>
    </style:style>
    <style:style style:name="T53" style:family="text">
      <style:text-properties officeooo:rsid="004f50e5"/>
    </style:style>
    <style:style style:name="T54" style:family="text">
      <style:text-properties officeooo:rsid="00535c59"/>
    </style:style>
    <style:style style:name="T55" style:family="text">
      <style:text-properties officeooo:rsid="0056b6f8"/>
    </style:style>
    <style:style style:name="T56" style:family="text">
      <style:text-properties fo:color="#c9211e" fo:font-weight="bold" style:font-weight-asian="bold" style:font-weight-complex="bold"/>
    </style:style>
    <style:style style:name="T57" style:family="text">
      <style:text-properties officeooo:rsid="005c4682"/>
    </style:style>
    <style:style style:name="T58" style:family="text">
      <style:text-properties fo:color="#9cdcfe"/>
    </style:style>
    <style:style style:name="T59" style:family="text">
      <style:text-properties fo:color="#dcdcaa"/>
    </style:style>
    <style:style style:name="T60" style:family="text">
      <style:text-properties fo:color="#c586c0"/>
    </style:style>
    <style:style style:name="T61" style:family="text">
      <style:text-properties fo:color="#4ec9b0"/>
    </style:style>
    <style:style style:name="T62" style:family="text">
      <style:text-properties fo:color="#ce9178"/>
    </style:style>
    <style:style style:name="T63" style:family="text">
      <style:text-properties fo:color="#569cd6"/>
    </style:style>
    <style:style style:name="T64" style:family="text">
      <style:text-properties officeooo:rsid="00611930"/>
    </style:style>
    <style:style style:name="T65" style:family="text">
      <style:text-properties fo:color="#808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Django <text:span text:style-name="T2">with Net Ninja</text:span></text:p>
      <text:p text:style-name="P1"/>
      <text:p text:style-name="P1"/>
      <text:p text:style-name="P86">video 1</text:p>
      <text:p text:style-name="P5"/>
      <text:p text:style-name="P5">Intro to Django and summary of <text:span text:style-name="T30">what I coming</text:span></text:p>
      <text:p text:style-name="P5"/>
      <text:p text:style-name="P5"/>
      <text:p text:style-name="P5"/>
      <text:p text:style-name="P86">video 2</text:p>
      <text:p text:style-name="P5"/>
      <text:p text:style-name="P5">Deals with installing Django and a brief description of some files and <text:span text:style-name="T8">manage.py</text:span></text:p>
      <text:p text:style-name="P5"/>
      <text:p text:style-name="P5"/>
      <text:p text:style-name="P5"/>
      <text:p text:style-name="P87">video 3 <text:s/>URLs and Views</text:p>
      <text:p text:style-name="P6"/>
      <text:p text:style-name="P6">The system for defining urls has changed since the video was made which caused some confusion.</text:p>
      <text:p text:style-name="P6">Setting up the urls in the video looks like this</text:p>
      <text:p text:style-name="P6"/>
      <text:p text:style-name="P81">from django.conf.urls import url</text:p>
      <text:p text:style-name="P81">from django.contrib import admin</text:p>
      <text:p text:style-name="P81">from .import views<text:span text:style-name="T30"> </text:span><text:span text:style-name="T13"><text:s text:c="7"/></text:span><text:span text:style-name="T14">&lt;-see below</text:span></text:p>
      <text:p text:style-name="P114"/>
      <text:p text:style-name="P115"/>
      <text:p text:style-name="P111">urlpatterns = [</text:p>
      <text:p text:style-name="P111"><text:tab/>url(r’^admin/’,admin.site.urls),</text:p>
      <text:p text:style-name="P112"><text:tab/>url(r’^a<text:span text:style-name="T3">bout</text:span>/<text:span text:style-name="T3">$</text:span>’,<text:span text:style-name="T4">views.about</text:span>),</text:p>
      <text:p text:style-name="P112"><text:tab/>url(r’^<text:span text:style-name="T3">$</text:span>’,<text:span text:style-name="T4">views.homepage</text:span>),</text:p>
      <text:p text:style-name="P7"/>
      <text:p text:style-name="P8">In reality it sets up like this</text:p>
      <text:p text:style-name="P8"/>
      <text:p text:style-name="P108">urlpatterns = [</text:p>
      <text:p text:style-name="P109"><text:tab/>path('admin/',admin.site.urls),</text:p>
      <text:p text:style-name="P109"><text:tab/>path('about/',views.about),</text:p>
      <text:p text:style-name="P109"><text:tab/>path('',views.homepage),</text:p>
      <text:p text:style-name="P110">]</text:p>
      <text:p text:style-name="P9"/>
      <text:p text:style-name="P10"/>
      <text:p text:style-name="P10"/>
      <text:p text:style-name="P11">Next we create the <text:span text:style-name="T8">views.</text:span><text:span text:style-name="T9">py</text:span> file <text:span text:style-name="T5">with the following</text:span></text:p>
      <text:p text:style-name="P11"/>
      <text:p text:style-name="P106">from django.http import HttpResponse</text:p>
      <text:p text:style-name="P106"/>
      <text:p text:style-name="P106">def homepage(request):</text:p>
      <text:p text:style-name="P106"><text:tab/>return HttpResponse(‘homepage’)</text:p>
      <text:p text:style-name="P106"/>
      <text:p text:style-name="P106">def about(request):</text:p>
      <text:p text:style-name="P106"><text:tab/>return HttpResponse(‘about’)</text:p>
      <text:p text:style-name="P10"/>
      <text:p text:style-name="P13">The <text:span text:style-name="T8">views.</text:span><text:span text:style-name="T9">py</text:span> file needs to be accessed from the <text:span text:style-name="T8">urls.</text:span><text:span text:style-name="T9">py</text:span> file so an import line needs to be added to the urls file as such</text:p>
      <text:p text:style-name="P13"/>
      <text:p text:style-name="P106"><text:soft-page-break/>from.import views</text:p>
      <text:p text:style-name="P13"/>
      <text:p text:style-name="P13"><text:span text:style-name="T28">T</text:span>he dot between <text:span text:style-name="T21">from</text:span> and <text:span text:style-name="T21">import</text:span> just signifys that <text:span text:style-name="T8">views.</text:span><text:span text:style-name="T9">py</text:span> is in the same folder as <text:span text:style-name="T8">urls.</text:span><text:span text:style-name="T9">py</text:span></text:p>
      <text:p text:style-name="P13"/>
      <text:p text:style-name="P13"/>
      <text:p text:style-name="P13"/>
      <text:p text:style-name="P13"/>
      <text:p text:style-name="P36">video4 HTML Templates</text:p>
      <text:p text:style-name="P14"/>
      <text:p text:style-name="P14">Create a <text:span text:style-name="T9">t</text:span><text:span text:style-name="T8">emplates</text:span> folder directly beneath the main project folder. Inside the <text:span text:style-name="T8">templates</text:span> folder create a <text:s text:c="2"/><text:span text:style-name="T8">homepage.html</text:span> <text:s text:c="2"/>file and an <text:s text:c="2"/><text:span text:style-name="T8">about.html</text:span> <text:s text:c="2"/>file.</text:p>
      <text:p text:style-name="P14"/>
      <text:p text:style-name="P14"/>
      <text:p text:style-name="P70"><text:span text:style-name="T12">Now we have templates, we need to make the following changes the to </text:span><text:span text:style-name="T10">views.py</text:span></text:p>
      <text:p text:style-name="P15">add</text:p>
      <text:p text:style-name="P15"/>
      <text:p text:style-name="P107">from django.shortcuts import render</text:p>
      <text:p text:style-name="P15"/>
      <text:p text:style-name="P15">and modify the two functions to</text:p>
      <text:p text:style-name="P15"/>
      <text:p text:style-name="P105">def homepage(request):</text:p>
      <text:p text:style-name="P113"><text:span text:style-name="T6"><text:tab/>return </text:span><text:span text:style-name="T7">render</text:span><text:span text:style-name="T6">(</text:span><text:span text:style-name="T7">request,</text:span><text:span text:style-name="T6">‘homepage.</text:span><text:span text:style-name="T7">html</text:span><text:span text:style-name="T6">’)</text:span></text:p>
      <text:p text:style-name="P105"/>
      <text:p text:style-name="P105">def about(request):</text:p>
      <text:p text:style-name="P105"><text:tab/>return <text:span text:style-name="T11">render</text:span>(<text:span text:style-name="T11">request,</text:span>‘about.<text:span text:style-name="T11">html</text:span>’)</text:p>
      <text:p text:style-name="P12"/>
      <text:p text:style-name="P16">In order for the template files to be found, the templates folder must be registered in the <text:span text:style-name="T8">settings.py</text:span> file in the templates section and replace</text:p>
      <text:p text:style-name="P16">‘DIRS’:[], <text:s text:c="13"/>with</text:p>
      <text:p text:style-name="P16">‘DIRS’:[templates],</text:p>
      <text:p text:style-name="P16"/>
      <text:p text:style-name="P16"/>
      <text:p text:style-name="P16"/>
      <text:p text:style-name="P16"/>
      <text:p text:style-name="P37">video5 Django apps</text:p>
      <text:p text:style-name="P16"/>
      <text:p text:style-name="P17">Explains the concept of apps such that my lower level <text:span text:style-name="T8">my_django_site</text:span> folder is in effect one app under the main <text:span text:style-name="T8">my_django_site</text:span> folder and other apps can be created alongside with their own sets of files and <text:span text:style-name="T8">templates</text:span> folder. Examples would be articles app and accounts app.</text:p>
      <text:p text:style-name="P17"/>
      <text:p text:style-name="P17">To create an articles app go to terminal, <text:span text:style-name="T17">get to the main project level</text:span> and enter</text:p>
      <text:p text:style-name="P17"/>
      <text:p text:style-name="P27">$ python manage.py startapp articles</text:p>
      <text:p text:style-name="P12"/>
      <text:p text:style-name="P18">This creates an app folder called articles containig a set of files and a migrations folder at the same level as my_django_site. <text:span text:style-name="T18">One thing </text:span><text:span text:style-name="T19">the new app folder does not have is a urls.py file</text:span></text:p>
      <text:p text:style-name="P18"/>
      <text:p text:style-name="P19">Create a <text:span text:style-name="T21">urls.py</text:span> file and copy from the main <text:span text:style-name="T21">urls.py</text:span> file. We can get rid of the admin import and replace the existing ones with a single url path for a homepage for the articles which we will call <text:span text:style-name="T21">views.article_list</text:span><text:span text:style-name="T25">.</text:span></text:p>
      <text:p text:style-name="P32"/>
      <text:p text:style-name="P20"><text:soft-page-break/><text:span text:style-name="T25">Next </text:span><text:span text:style-name="T26">create a </text:span><text:span text:style-name="T22">templates</text:span><text:span text:style-name="T20"> </text:span><text:span text:style-name="T26">folder within the application folder (</text:span><text:span text:style-name="T22">articles</text:span><text:span text:style-name="T26">) and inside this </text:span><text:span text:style-name="T22">templates</text:span><text:span text:style-name="T26"> folder create a folder called </text:span><text:span text:style-name="T22">articles</text:span><text:span text:style-name="T26"> where the actual template files will live. This avoids confusion over which templates folder we are looking at.</text:span></text:p>
      <text:p text:style-name="P33"/>
      <text:p text:style-name="P21"><text:span text:style-name="T26">C</text:span><text:span text:style-name="T25">reate the first template which we will call </text:span><text:span text:style-name="T21">article_list.html</text:span></text:p>
      <text:p text:style-name="P33"/>
      <text:p text:style-name="P20"><text:span text:style-name="T26">Then </text:span><text:span text:style-name="T25">go to </text:span><text:span text:style-name="T21">views.py</text:span><text:span text:style-name="T25"> </text:span><text:span text:style-name="T26">and repeat video4 procedure.</text:span></text:p>
      <text:p text:style-name="P33"/>
      <text:p text:style-name="P73">def article_list(request):</text:p>
      <text:p text:style-name="P73"><text:tab/>return render(request,’articles/article_list.html’)</text:p>
      <text:p text:style-name="P12"/>
      <text:p text:style-name="P22">Our new app must be registered in the settings file in the INSTALLED_APPS section by going to the bottom of the list and adding</text:p>
      <text:p text:style-name="P22"/>
      <text:p text:style-name="P83">‘articles’</text:p>
      <text:p text:style-name="P28"/>
      <text:p text:style-name="P29">In order for the urls in the articles folder to be found we have to include the articles.urls file in the main urls.py file in the root <text:span text:style-name="T29">thus</text:span></text:p>
      <text:p text:style-name="P28"/>
      <text:p text:style-name="P80">from django.conf.urls import url<text:span text:style-name="T31">,</text:span><text:span text:style-name="T32">include</text:span></text:p>
      <text:p text:style-name="P80">from django.contrib import admin</text:p>
      <text:p text:style-name="P76">from .import views</text:p>
      <text:p text:style-name="P82"/>
      <text:p text:style-name="P77">urlpatterns = [</text:p>
      <text:p text:style-name="P78"><text:tab/>path('admin/',<text:span text:style-name="T34">admin.site.urls</text:span>),</text:p>
      <text:p text:style-name="P78"><text:tab/><text:span text:style-name="T31">path('a</text:span><text:span text:style-name="T32">rticles</text:span><text:span text:style-name="T31">/',</text:span><text:span text:style-name="T33">include(‘articles.urls’)</text:span><text:span text:style-name="T31">),</text:span></text:p>
      <text:p text:style-name="P78"><text:tab/>path('about/',views.about),</text:p>
      <text:p text:style-name="P78"><text:tab/>path('',views.homepage),</text:p>
      <text:p text:style-name="P71">]</text:p>
      <text:p text:style-name="P30"/>
      <text:p text:style-name="P30"/>
      <text:p text:style-name="P30"/>
      <text:p text:style-name="P38">video6 <text:s/>Django models</text:p>
      <text:p text:style-name="P31"/>
      <text:p text:style-name="P34">A model is a Class which represents a table in a database</text:p>
      <text:p text:style-name="P34"/>
      <text:p text:style-name="P35">In the <text:span text:style-name="T21">articles</text:span> folder open <text:span text:style-name="T21">models.py.</text:span></text:p>
      <text:p text:style-name="P35"/>
      <text:p text:style-name="P35">Create a class</text:p>
      <text:p text:style-name="P35"/>
      <text:p text:style-name="P75">class Article(models.Model):</text:p>
      <text:p text:style-name="P75"><text:tab/>title <text:span text:style-name="T35">= models.CharField(max_length=100)</text:span></text:p>
      <text:p text:style-name="P75"><text:tab/>slug <text:span text:style-name="T35">= models.SlugField()</text:span></text:p>
      <text:p text:style-name="P75"><text:tab/>body <text:span text:style-name="T35">= models.TextField()</text:span></text:p>
      <text:p text:style-name="P75"><text:tab/>date <text:span text:style-name="T35">= model.DateTimeField(auto_now_add=True)</text:span></text:p>
      <text:p text:style-name="P75"><text:tab/><text:span text:style-name="T31">#add in thumbnail later</text:span></text:p>
      <text:p text:style-name="P75"><text:tab/><text:span text:style-name="T31">#add in author later</text:span></text:p>
      <text:p text:style-name="P39"/>
      <text:p text:style-name="P12"/>
      <text:p text:style-name="P12"/>
      <text:p text:style-name="P88">video 7 <text:span text:style-name="T36">Migration</text:span></text:p>
      <text:p text:style-name="P1"/>
      <text:p text:style-name="P1">Concerns taking a model (created in video 6) and migrating it to a database</text:p>
      <text:p text:style-name="P1"/>
      <text:p text:style-name="P1"><text:soft-page-break/>First make a migrations file that keeps track of the changes made to a model</text:p>
      <text:p text:style-name="P1"/>
      <text:p text:style-name="P25">$ python manage.py makemigrations</text:p>
      <text:p text:style-name="P1"/>
      <text:p text:style-name="P1">The new file is created in the <text:span text:style-name="T21">articles/migrations</text:span> folder. <text:span text:style-name="T1">We now want to mirror this to a database table called <text:s/></text:span><text:span text:style-name="T23">articles</text:span><text:span text:style-name="T1">.</text:span></text:p>
      <text:p text:style-name="P1"/>
      <text:p text:style-name="P23">$ python manage.py migrate</text:p>
      <text:p text:style-name="P2"/>
      <text:p text:style-name="P4">Whenever we make or change a model we need to run the 2 lines above</text:p>
      <text:p text:style-name="P4"/>
      <text:p text:style-name="P26">$ python manage.py makemigrations</text:p>
      <text:p text:style-name="P24">$ python manage.py migrate </text:p>
      <text:p text:style-name="P3"/>
      <text:p text:style-name="P3"/>
      <text:p text:style-name="P3"/>
      <text:p text:style-name="P89">video 8 <text:span text:style-name="T36">Django ORM </text:span><text:span text:style-name="T37">(Object Relational Mapper)</text:span></text:p>
      <text:p text:style-name="P91"/>
      <text:p text:style-name="P91"/>
      <text:p text:style-name="P93">This video covers using python to interact between the models and the database</text:p>
      <text:p text:style-name="P91"/>
      <text:p text:style-name="P92">(django_env) <text:a xlink:type="simple" xlink:href="mailto:nigel@nigel-SATELLITE-PRO-C50-A-1E6" text:style-name="Internet_20_link" text:visited-style-name="Visited_20_Internet_20_Link"><text:span text:style-name="T25">nigel@nigel-SATELLITE-PRO-C50-A-1E6</text:span></text:a><text:span text:style-name="T25">:~/Docu <text:s/>------ </text:span><text:span text:style-name="T27">$</text:span> python manage.py shell</text:p>
      <text:p text:style-name="P92">Python 3.8.10 (default, Sep 28 2021, 16:10:42) </text:p>
      <text:p text:style-name="P92">[GCC 9.3.0] on linux</text:p>
      <text:p text:style-name="P92">Type "help", "copyright", "credits" or "license" for more information.</text:p>
      <text:p text:style-name="P92">(InteractiveConsole)</text:p>
      <text:p text:style-name="P92">&gt;&gt;&gt; from articles.models import Article</text:p>
      <text:p text:style-name="P92">&gt;&gt;&gt; Article</text:p>
      <text:p text:style-name="P92">&lt;class 'articles.models.Article'&gt;</text:p>
      <text:p text:style-name="P92">&gt;&gt;&gt; Article.objects.all()</text:p>
      <text:p text:style-name="P92">&lt;QuerySet []&gt;</text:p>
      <text:p text:style-name="P92">&gt;&gt;&gt; article = Article()</text:p>
      <text:p text:style-name="P92">&gt;&gt;&gt; article</text:p>
      <text:p text:style-name="P92">&lt;Article: Article object (None)&gt;</text:p>
      <text:p text:style-name="P92">&gt;&gt;&gt; article.title = "hello world"</text:p>
      <text:p text:style-name="P92">&gt;&gt;&gt; article</text:p>
      <text:p text:style-name="P92">&lt;Article: Article object (None)&gt;</text:p>
      <text:p text:style-name="P92">&gt;&gt;&gt; article.title</text:p>
      <text:p text:style-name="P92">'hello world'</text:p>
      <text:p text:style-name="P92">&gt;&gt;&gt; article.save()</text:p>
      <text:p text:style-name="P92">&gt;&gt;&gt; Article.object.all()</text:p>
      <text:p text:style-name="P92">Traceback (most recent call last):</text:p>
      <text:p text:style-name="P92"><text:soft-page-break/><text:s text:c="2"/>File "&lt;console&gt;", line 1, in &lt;module&gt;</text:p>
      <text:p text:style-name="P92">AttributeError: type object 'Article' has no attribute 'object'</text:p>
      <text:p text:style-name="P92">&gt;&gt;&gt; Article.objects.all()</text:p>
      <text:p text:style-name="P92">&lt;QuerySet [&lt;Article: Article object (1)&gt;]&gt;</text:p>
      <text:p text:style-name="P92">&gt;&gt;&gt; Article.objects.all()[0].title</text:p>
      <text:p text:style-name="P92">'hello world'</text:p>
      <text:p text:style-name="P92">&gt;&gt;&gt; </text:p>
      <text:p text:style-name="P92">[1]+ <text:s/>Stopped <text:s text:c="16"/>python manage.py shell</text:p>
      <text:p text:style-name="P92">(django_env) <text:a xlink:type="simple" xlink:href="mailto:nigel@nigel-SATELLITE-PRO-C50-A-1E6" text:style-name="Internet_20_link" text:visited-style-name="Visited_20_Internet_20_Link">nigel@nigel-SATELLITE-PRO-C50-A-1E6</text:a>:~/Docu ----- $ python manage.py shell</text:p>
      <text:p text:style-name="P92">Python 3.8.10 (default, Sep 28 2021, 16:10:42) </text:p>
      <text:p text:style-name="P92">[GCC 9.3.0] on linux</text:p>
      <text:p text:style-name="P92">Type "help", "copyright", "credits" or "license" for more information.</text:p>
      <text:p text:style-name="P92">(InteractiveConsole)</text:p>
      <text:p text:style-name="P92">&gt;&gt;&gt; from articles.models import Article</text:p>
      <text:p text:style-name="P92">&gt;&gt;&gt; Article.objects.all()</text:p>
      <text:p text:style-name="P92">&lt;QuerySet [&lt;Article: hello world&gt;]&gt;</text:p>
      <text:p text:style-name="P92">&gt;&gt;&gt; article2 = Article()</text:p>
      <text:p text:style-name="P92">&gt;&gt;&gt; article2.title = "Django Rules"</text:p>
      <text:p text:style-name="P92">&gt;&gt;&gt; article2.save()</text:p>
      <text:p text:style-name="P92">&gt;&gt;&gt; Article.objects.all()</text:p>
      <text:p text:style-name="P92">&lt;QuerySet [&lt;Article: hello world&gt;, &lt;Article: Django Rules&gt;]&gt;</text:p>
      <text:p text:style-name="P92">&gt;&gt;&gt; </text:p>
      <text:p text:style-name="P94"/>
      <text:p text:style-name="P95"/>
      <text:p text:style-name="P95"/>
      <text:p text:style-name="P95"/>
      <text:p text:style-name="P102">video 9 Django Admin</text:p>
      <text:p text:style-name="P96">password = <text:span text:style-name="T38">M</text:span>ypassword1</text:p>
      <text:p text:style-name="P96"/>
      <text:p text:style-name="P97">CMS = Content Management System</text:p>
      <text:p text:style-name="P96"/>
      <text:p text:style-name="P96"/>
      <text:p text:style-name="P98">Starts by running the server, going to the webpage and setting admin/ which will display the admin page.</text:p>
      <text:p text:style-name="P98">Into the terminal and ctrl C to exit.</text:p>
      <text:p text:style-name="P98"/>
      <text:p text:style-name="P104"><text:span text:style-name="T41">$ </text:span>python manage.py createsuperuser</text:p>
      <text:p text:style-name="P98"/>
      <text:p text:style-name="P98"><text:span text:style-name="T39">G</text:span>o through name, email (not required) and password (see above)</text:p>
      <text:p text:style-name="P97">Run server, back to the webpage and log in.</text:p>
      <text:p text:style-name="P97"/>
      <text:p text:style-name="P97"><text:soft-page-break/>Displays Groups and Users, but we want our models to be displayed as well, so we must register them.</text:p>
      <text:p text:style-name="P97"/>
      <text:p text:style-name="P97">To do this, open <text:span text:style-name="T21">articles/admin.py</text:span> and add the following</text:p>
      <text:p text:style-name="P97"/>
      <text:p text:style-name="P79">from .models import Article</text:p>
      <text:p text:style-name="P79"/>
      <text:p text:style-name="P79">admin.site.register<text:span text:style-name="T40">(Article)</text:span></text:p>
      <text:p text:style-name="P97"/>
      <text:p text:style-name="P99">Now when we run server we will see articles added to the admin page.</text:p>
      <text:p text:style-name="P99">By selecting one of the articles we can enter and change data in the data fields. We can also add a new article.</text:p>
      <text:p text:style-name="P99"/>
      <text:p text:style-name="P99"/>
      <text:p text:style-name="P99"/>
      <text:p text:style-name="P103">video 10 Template Tags</text:p>
      <text:p text:style-name="P99"/>
      <text:p text:style-name="P99"/>
      <text:p text:style-name="P100">Now we want to arrange for our articles to be listed on the articles page.</text:p>
      <text:p text:style-name="P100"/>
      <text:p text:style-name="P101">First go to the <text:span text:style-name="T21">articles/views.py</text:span> file and import the Article <text:span text:style-name="T42">class then add to the article_list function as below.</text:span></text:p>
      <text:p text:style-name="P97"/>
      <text:p text:style-name="P97"/>
      <text:p text:style-name="P72">def article_list(request):</text:p>
      <text:p text:style-name="P74"><text:tab/><text:span text:style-name="T31">articles = Article.objects.all().order_by(“date”)</text:span></text:p>
      <text:p text:style-name="P116"><text:span text:style-name="T43"><text:tab/>return render(request,’articles/article_list.html’</text:span><text:span text:style-name="T44">{“articles:articles}</text:span><text:span text:style-name="T43">)</text:span></text:p>
      <text:p text:style-name="P63"/>
      <text:p text:style-name="P40"><text:span text:style-name="T46">T</text:span><text:span text:style-name="T45">his instantiates articles in the Article class The order_by at the end is an option, in this case to order by date.</text:span></text:p>
      <text:p text:style-name="P41"/>
      <text:p text:style-name="P41">Next open <text:span text:style-name="T21">articles_list.html</text:span></text:p>
      <text:p text:style-name="P41"/>
      <text:p text:style-name="P41"/>
      <text:p text:style-name="P65">video 11 Model Methods</text:p>
      <text:p text:style-name="P42"/>
      <text:p text:style-name="P42">Creates a function in <text:span text:style-name="T21">articles/models.py</text:span> called “snippets” to show th first n characters of the text in the articles list and add a row of continuation dots</text:p>
      <text:p text:style-name="P42"/>
      <text:p text:style-name="P42"/>
      <text:p text:style-name="P64"><text:span text:style-name="T45">video 12 </text:span><text:span text:style-name="T47">Static Files and Images</text:span></text:p>
      <text:p text:style-name="P44"/>
      <text:p text:style-name="P45">In the main <text:span text:style-name="T21">urls.py</text:span> file we insert</text:p>
      <text:p text:style-name="P45"/>
      <text:p text:style-name="P117">from django.contrib.<text:span text:style-name="T48">staticfiles.urls import staticfiles_urlpatterns</text:span></text:p>
      <text:p text:style-name="P45"/>
      <text:p text:style-name="P46">and</text:p>
      <text:p text:style-name="P46"/>
      <text:p text:style-name="P118">urlpatterns +=staticfiles_urlpatterns()</text:p>
      <text:p text:style-name="P44"/>
      <text:p text:style-name="P46">This appends the static url patterns so we can access the static files</text:p>
      <text:p text:style-name="P47">Check browser tabs for 2 or 3 changes required to the video version to get things to work.</text:p>
      <text:p text:style-name="P48">Next go to settings and find</text:p>
      <text:p text:style-name="P48"><text:soft-page-break/></text:p>
      <text:p text:style-name="P48"><text:span text:style-name="T50">STATIC_URL =’/static/’</text:span><text:span text:style-name="T49"> </text:span><text:s text:c="14"/>and add below</text:p>
      <text:p text:style-name="P48"/>
      <text:p text:style-name="P119">STATICFILES_DIRS = (</text:p>
      <text:p text:style-name="P119"><text:s text:c="5"/>os.path.join(BASE_DIR,’assets’),</text:p>
      <text:p text:style-name="P123">)</text:p>
      <text:p text:style-name="P48"/>
      <text:p text:style-name="P48">This sets up the path to the static files</text:p>
      <text:p text:style-name="P48"/>
      <text:p text:style-name="P84"><text:span text:style-name="T51">Note ***</text:span>This does not work with the latest Django. To fix it add right at the top</text:p>
      <text:p text:style-name="P48"/>
      <text:p text:style-name="P119">import os</text:p>
      <text:p text:style-name="P48"/>
      <text:p text:style-name="P49"/>
      <text:p text:style-name="P49">Next create an <text:span text:style-name="T21">assets</text:span> folder under the main project folder and inside create <text:span text:style-name="T21">styles.css</text:span></text:p>
      <text:p text:style-name="P48"/>
      <text:p text:style-name="P50">Now go to article_list.html and at the top we add the static module in a template tag.</text:p>
      <text:p text:style-name="P50"/>
      <text:p text:style-name="P50"><text:span text:style-name="T56">Note***The video gives</text:span> <text:span text:style-name="T50">{%load static from staticfiles %}</text:span> <text:span text:style-name="T56">this does not work and requires.</text:span></text:p>
      <text:p text:style-name="P50"/>
      <text:p text:style-name="P120">{%load static%}</text:p>
      <text:p text:style-name="P44"/>
      <text:p text:style-name="P50">Under the title line goes</text:p>
      <text:p text:style-name="P50"/>
      <text:p text:style-name="P120">&lt;link rel=”stylesheet” href=”<text:span text:style-name="T52">{%static’styles.css’%}”&gt;</text:span></text:p>
      <text:p text:style-name="P50"/>
      <text:p text:style-name="P51">Next create the content to the css file which inclues a reference to a background image of stars.png. With this very boring image placed in the assets folder it appears on the Articles page.</text:p>
      <text:p text:style-name="P42"/>
      <text:p text:style-name="P42"/>
      <text:p text:style-name="P66">Video 13 Extending Templates</text:p>
      <text:p text:style-name="P43"/>
      <text:p text:style-name="P52">Extending templates lets you create a base <text:span text:style-name="T53">template containing headers and footers and uses template tags to insert the body into the base.</text:span></text:p>
      <text:p text:style-name="P52"/>
      <text:p text:style-name="P59">Create <text:span text:style-name="T56">base_layout.html</text:span> in the main template folder</text:p>
      <text:p text:style-name="P52"/>
      <text:p text:style-name="P59">In the base_layout.html file between the body tags we inset</text:p>
      <text:p text:style-name="P59"/>
      <text:p text:style-name="P131"><text:bookmark text:name="555f"/><text:span text:style-name="Strong_20_Emphasis">&lt;div class="wrapper"&gt;</text:span></text:p>
      <text:p text:style-name="P127">{% block content %}</text:p>
      <text:p text:style-name="P124">{% endblock %}</text:p>
      <text:p text:style-name="P53"/>
      <text:p text:style-name="P60">The aticles_list.html file has</text:p>
      <text:p text:style-name="P53"/>
      <text:p text:style-name="P126">{% extends "base_layout.html" %}<text:span text:style-name="T15"> <text:s text:c="2"/></text:span><text:span text:style-name="T16">added to</text:span><text:span text:style-name="T15"> the <text:s/>top of the file</text:span></text:p>
      <text:p text:style-name="P61"/>
      <text:p text:style-name="P62">together with <text:span text:style-name="T57">the two tags below surrounding the content of the file.</text:span></text:p>
      <text:p text:style-name="P62"/>
      <text:p text:style-name="P128">{% block content %}</text:p>
      <text:p text:style-name="P128"/>
      <text:p text:style-name="P125">{% endblock %}</text:p>
      <text:p text:style-name="P53"/>
      <text:p text:style-name="P53"><text:soft-page-break/></text:p>
      <text:p text:style-name="P53"/>
      <text:p text:style-name="P53"/>
      <text:p text:style-name="P67">Video 14 <text:s/>URL Parameters and RegEx</text:p>
      <text:p text:style-name="P53"/>
      <text:p text:style-name="P55">This captures the slug entere<text:span text:style-name="T55">d</text:span> by the user</text:p>
      <text:p text:style-name="P55"/>
      <text:p text:style-name="P55">A function called article_detail is added to the articles/views.py file</text:p>
      <text:p text:style-name="P55"/>
      <text:p text:style-name="P55"/>
      <text:p text:style-name="P56">Next go to articles/urls.py</text:p>
      <text:p text:style-name="P56"/>
      <text:p text:style-name="P56">At the top amend the following</text:p>
      <text:p text:style-name="P56"/>
      <text:p text:style-name="P126">from django.urls import path,</text:p>
      <text:p text:style-name="P57">to</text:p>
      <text:p text:style-name="P122">from django.urls import path, re_path</text:p>
      <text:p text:style-name="P53"/>
      <text:p text:style-name="P53"/>
      <text:p text:style-name="P56"><text:span text:style-name="T54">Then we add the url for the slug. </text:span><text:span text:style-name="T24">A</text:span><text:span text:style-name="T21">ccording to the video we input</text:span></text:p>
      <text:p text:style-name="P56"/>
      <text:p text:style-name="P121">url(r’^(?P&lt;slug&gt;[\w-]+)/$’,views.article_detail),</text:p>
      <text:p text:style-name="P56"/>
      <text:p text:style-name="P85">This should be</text:p>
      <text:p text:style-name="P56"/>
      <text:p text:style-name="P126">re_path(r'^(?P&lt;slug&gt;[\w-]+)/$',views.article_detail),</text:p>
      <text:p text:style-name="P129"/>
      <text:p text:style-name="P54"/>
      <text:p text:style-name="P53"/>
      <text:p text:style-name="P53"/>
      <text:p text:style-name="P68">video 15 URL Tags and Names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9">video 16 Article Detail Page</text:p>
      <text:p text:style-name="P58"/>
      <text:p text:style-name="P58"/>
      <text:p text:style-name="P58"/>
      <text:p text:style-name="P58"/>
      <text:p text:style-name="P58"/>
      <text:p text:style-name="P58"/>
      <text:p text:style-name="P137">video 17 Uploading Media</text:p>
      <text:p text:style-name="P58"/>
      <text:p text:style-name="P130"/>
      <text:p text:style-name="P133">Into settings at bottom</text:p>
      <text:p text:style-name="P133"/>
      <text:p text:style-name="P133">MEDIA_URL=’/media/’</text:p>
      <text:p text:style-name="P133"/>
      <text:p text:style-name="P133"><text:soft-page-break/>MEDIA_ROOT=os.path.join(BASE_DIR,’media,)</text:p>
      <text:p text:style-name="P133"/>
      <text:p text:style-name="P133"/>
      <text:p text:style-name="P134">Next to the main urls.py file</text:p>
      <text:p text:style-name="P134"/>
      <text:p text:style-name="P139"><text:span text:style-name="T60">from</text:span> <text:span text:style-name="T61">django</text:span>.<text:span text:style-name="T61">conf</text:span>.<text:span text:style-name="T61">urls</text:span>.<text:span text:style-name="T61">static</text:span> <text:span text:style-name="T60">import</text:span> <text:span text:style-name="T59">static</text:span></text:p>
      <text:p text:style-name="P138"><text:span text:style-name="T60">from</text:span> <text:span text:style-name="T61">django</text:span>.<text:span text:style-name="T61">conf</text:span> <text:span text:style-name="T60">import</text:span> <text:span text:style-name="T58">settings</text:span></text:p>
      <text:p text:style-name="P134"/>
      <text:p text:style-name="P134">at the bottom</text:p>
      <text:p text:style-name="P139"><text:span text:style-name="T58">urlpatterns</text:span> += <text:span text:style-name="T59">static</text:span>(<text:span text:style-name="T58">settings</text:span>.MEDIA_URL,<text:span text:style-name="T58">document_root</text:span>=<text:span text:style-name="T58">settings</text:span>.MEDIA_ROOT)</text:p>
      <text:p text:style-name="P134"/>
      <text:p text:style-name="P135">Goto models and add a thumb field</text:p>
      <text:p text:style-name="P135"/>
      <text:p text:style-name="P140"><text:span text:style-name="T58">thumb</text:span> = <text:span text:style-name="T61">models</text:span>.<text:span text:style-name="T61">ImageField</text:span>(<text:span text:style-name="T58">default</text:span>=<text:span text:style-name="T62">'default.png'</text:span>,<text:span text:style-name="T58">blank</text:span>=<text:span text:style-name="T63">True</text:span>)</text:p>
      <text:p text:style-name="P135"/>
      <text:p text:style-name="P135">Now do makemigrations. This does not work as we need Pillow installed to handle images fields.</text:p>
      <text:p text:style-name="P135">Run ‘pip install Pillow’ followed by makemigrations and migrate.</text:p>
      <text:p text:style-name="P135"/>
      <text:p text:style-name="P135">Now if we run the server and go to the Admin page. Add a new article <text:span text:style-name="T64">which will now show the extra thumb field. Insert an image which will create a media folder with the image file in it.</text:span></text:p>
      <text:p text:style-name="P135"/>
      <text:p text:style-name="P136">We now add it to the article_detail.html with</text:p>
      <text:p text:style-name="P136"/>
      <text:p text:style-name="P141"><text:span text:style-name="T65">&lt;</text:span><text:span text:style-name="T63">img</text:span> <text:span text:style-name="T58">src</text:span>=<text:span text:style-name="T62">'{{article.thumb.url}}'</text:span><text:span text:style-name="T65">&gt;</text:span></text:p>
      <text:p text:style-name="P136"/>
      <text:p text:style-name="P133"/>
      <text:p text:style-name="P133"/>
      <text:p text:style-name="P1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9:51:51.133854478</meta:creation-date>
    <dc:date>2021-11-22T20:25:06.531819013</dc:date>
    <meta:editing-duration>PT6H43M22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9" meta:paragraph-count="219" meta:word-count="1528" meta:character-count="10229" meta:non-whitespace-character-count="8818"/>
  </office:meta>
</office:document-meta>
</file>